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9F700000DFB946CF3AF0F67BCCB.png" manifest:media-type="image/png"/>
  <manifest:file-entry manifest:full-path="Pictures/10000201000009F700000DFB57F29D4D9C40F2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Raleway" svg:font-family="Raleway" style:font-pitch="variable"/>
    <style:font-face style:name="Raleway Medium" svg:font-family="'Raleway Medium'" style:font-adornments="Medium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2583in" table:align="left" style:may-break-between-rows="true" table:border-model="collapsing"/>
    </style:style>
    <style:style style:name="Table1.A" style:family="table-column">
      <style:table-column-properties style:column-width="2.5583in"/>
    </style:style>
    <style:style style:name="Table1.B" style:family="table-column">
      <style:table-column-properties style:column-width="1.3167in"/>
    </style:style>
    <style:style style:name="Table1.C" style:family="table-column">
      <style:table-column-properties style:column-width="1.3083in"/>
    </style:style>
    <style:style style:name="Table1.D" style:family="table-column">
      <style:table-column-properties style:column-width="1.0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3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2" style:family="table">
      <style:table-properties style:width="2.4035in" table:align="right"/>
    </style:style>
    <style:style style:name="Table2.A" style:family="table-column">
      <style:table-column-properties style:column-width="1.3in"/>
    </style:style>
    <style:style style:name="Table2.B" style:family="table-column">
      <style:table-column-properties style:column-width="1.1035in"/>
    </style:style>
    <style:style style:name="Table2.A1" style:family="table-cell">
      <style:table-cell-properties fo:padding="0.0382in" fo:border="none"/>
    </style:style>
    <style:style style:name="Table2.A6" style:family="table-cell">
      <style:table-cell-properties fo:padding="0.0382in" fo:border-left="none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Raleway" fo:font-size="14pt" officeooo:rsid="0016f9e6" officeooo:paragraph-rsid="0016f9e6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2d3f50" loext:opacity="100%" style:font-name="Lato" fo:font-size="20pt" fo:font-weight="bold" officeooo:rsid="0016f9e6" officeooo:paragraph-rsid="0016f9e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d15627" loext:opacity="100%" style:font-name="Lato" fo:font-size="16pt" fo:font-weight="normal" officeooo:rsid="0016f9e6" officeooo:paragraph-rsid="00995c87" style:font-size-asian="16pt" style:font-weight-asian="normal" style:font-size-complex="16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/>
      <style:text-properties style:font-name="Raleway Medium" fo:font-size="14pt" officeooo:rsid="0016f9e6" officeooo:paragraph-rsid="0016f9e6" style:font-size-asian="12.25pt" style:font-size-complex="14pt"/>
    </style:style>
    <style:style style:name="P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Lato" officeooo:paragraph-rsid="00335ecb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ato" fo:font-size="14pt" fo:font-weight="bold" officeooo:rsid="0016f9e6" officeooo:paragraph-rsid="00335ecb" style:font-size-asian="12.25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ato" fo:font-size="14pt" style:text-underline-style="solid" style:text-underline-width="auto" style:text-underline-color="font-color" officeooo:rsid="00171c30" officeooo:paragraph-rsid="00171c30" style:font-size-asian="14pt" style:font-size-complex="14pt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ato" fo:font-size="14pt" officeooo:paragraph-rsid="00415146" style:font-size-asian="14pt" style:font-size-complex="14pt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ato" officeooo:paragraph-rsid="0016f9e6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ato" fo:font-size="6pt" style:text-underline-style="solid" style:text-underline-width="auto" style:text-underline-color="font-color" officeooo:rsid="00171c30" officeooo:paragraph-rsid="00171c30" style:font-size-asian="5.25pt" style:font-size-complex="6pt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loext:opacity="100%" style:font-name="Lato" fo:font-size="14pt" style:text-underline-style="none" fo:font-weight="bold" officeooo:rsid="001e411c" officeooo:paragraph-rsid="00415146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loext:opacity="100%" style:font-name="Lato" fo:font-size="12pt" style:text-underline-style="none" fo:font-weight="bold" officeooo:rsid="001e411c" officeooo:paragraph-rsid="00415146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2d3f50" loext:opacity="100%" style:font-name="Lato" fo:font-size="14pt" style:text-underline-style="solid" style:text-underline-width="auto" style:text-underline-color="font-color" officeooo:rsid="00171c30" officeooo:paragraph-rsid="00171c30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2d3f50" loext:opacity="100%" style:font-name="Lato" fo:font-size="14pt" officeooo:paragraph-rsid="00415146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2d3f50" loext:opacity="100%" style:font-name="Lato" fo:font-size="14pt" style:text-underline-style="none" fo:font-weight="bold" officeooo:rsid="001e411c" officeooo:paragraph-rsid="00415146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2d3f50" loext:opacity="100%" style:font-name="Lato" fo:font-size="14pt" style:text-underline-style="none" fo:font-weight="bold" officeooo:rsid="00181c41" officeooo:paragraph-rsid="00415146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2d3f50" loext:opacity="100%" style:font-name="Lato" fo:font-size="12pt" style:text-underline-style="none" fo:font-weight="bold" officeooo:rsid="001e411c" officeooo:paragraph-rsid="00415146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d15627" loext:opacity="100%" style:font-name="Lato" fo:font-size="12pt" style:text-underline-style="none" fo:font-weight="normal" officeooo:rsid="00181c41" officeooo:paragraph-rsid="00415146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fo:color="#d15627" loext:opacity="100%" style:font-name="Lato" fo:font-size="12pt" style:text-underline-style="none" fo:font-weight="normal" officeooo:rsid="001e411c" officeooo:paragraph-rsid="00181c41" style:font-size-asian="10.5pt" style:font-weight-asian="normal" style:font-size-complex="12pt" style:font-weight-complex="normal"/>
    </style:style>
    <style:style style:name="P20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2d3f50" loext:opacity="100%" style:font-name="Lato" fo:font-size="12pt" fo:font-weight="bold" officeooo:rsid="00415146" officeooo:paragraph-rsid="00415146" style:font-size-asian="10.5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1.0618in" fo:margin-right="0in" fo:text-align="start" style:justify-single-word="false" fo:text-indent="0in" style:auto-text-indent="false" fo:background-color="transparent"/>
      <style:text-properties fo:font-variant="normal" fo:text-transform="none" fo:color="#494747" loext:opacity="100%" style:font-name="Lato" fo:font-size="6.59999990463257pt" fo:letter-spacing="normal" fo:font-style="normal" fo:font-weight="bold" officeooo:rsid="0016f9e6" officeooo:paragraph-rsid="0016f9e6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d15627" loext:opacity="100%" style:font-name="Lato" fo:font-size="12pt" officeooo:rsid="00415146" officeooo:paragraph-rsid="00415146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color="#2d3f50" loext:opacity="100%" style:font-name="Lato" fo:font-size="12pt" fo:font-weight="bold" officeooo:rsid="00415146" officeooo:paragraph-rsid="00415146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officeooo:paragraph-rsid="005261d6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1c41" officeooo:paragraph-rsid="00181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8fc124" officeooo:paragraph-rsid="008fc1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457aa" officeooo:paragraph-rsid="0074fd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457aa" officeooo:paragraph-rsid="002457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457aa" officeooo:paragraph-rsid="0076f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457aa" officeooo:paragraph-rsid="008dad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officeooo:rsid="00685314" officeooo:paragraph-rsid="006a64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officeooo:rsid="0016f9e6" style:font-size-asian="12pt" style:font-weight-asian="bold" style:font-size-complex="12pt" style:font-weight-complex="bold"/>
    </style:style>
    <style:style style:name="T3" style:family="text">
      <style:text-properties fo:font-size="12pt" style:text-underline-style="none" fo:font-weight="bold" officeooo:rsid="00181c41" style:font-size-asian="10.5pt" style:font-weight-asian="bold" style:font-size-complex="12pt" style:font-weight-complex="bold"/>
    </style:style>
    <style:style style:name="T4" style:family="text">
      <style:text-properties fo:font-size="12pt" style:text-underline-style="none" fo:font-weight="normal" officeooo:rsid="001e411c" style:font-size-asian="10.5pt" style:font-weight-asian="normal" style:font-size-complex="12pt" style:font-weight-complex="normal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81c41" style:font-size-asian="10.5pt" style:font-size-complex="12pt"/>
    </style:style>
    <style:style style:name="T7" style:family="text">
      <style:text-properties fo:font-size="12pt" officeooo:rsid="001f4af3" style:font-size-asian="10.5pt" style:font-size-complex="12pt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be67c" style:font-weight-asian="normal" style:font-weight-complex="normal"/>
    </style:style>
    <style:style style:name="T11" style:family="text">
      <style:text-properties fo:font-variant="normal" fo:text-transform="none" fo:color="#d15627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d15627" loext:opacity="100%" fo:font-size="12pt" fo:letter-spacing="normal" fo:font-style="normal" fo:font-weight="normal" officeooo:rsid="0016f9e6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d15627" loext:opacity="100%" fo:font-size="12pt" fo:letter-spacing="normal" fo:font-style="normal" style:text-underline-style="none" fo:font-weight="normal" officeooo:rsid="0054e457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d15627" loext:opacity="100%" style:font-name="Lato" fo:font-size="12pt" fo:letter-spacing="normal" fo:font-style="normal" fo:font-weight="normal" officeooo:rsid="00415146" style:font-size-asian="10.5pt" style:font-size-complex="12pt"/>
    </style:style>
    <style:style style:name="T15" style:family="text">
      <style:text-properties fo:font-variant="normal" fo:text-transform="none" fo:color="#d15627" loext:opacity="100%" style:font-name="Lato" fo:font-size="12pt" fo:letter-spacing="normal" fo:font-style="normal" fo:font-weight="normal" officeooo:rsid="005261d6" style:font-size-asian="10.5pt" style:font-size-complex="12pt"/>
    </style:style>
    <style:style style:name="T16" style:family="text">
      <style:text-properties fo:font-variant="normal" fo:text-transform="none" fo:letter-spacing="normal" fo:font-style="normal"/>
    </style:style>
    <style:style style:name="T17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bold" officeooo:rsid="0016f9e6" style:font-weight-asian="normal" style:font-weight-complex="normal"/>
    </style:style>
    <style:style style:name="T19" style:family="text">
      <style:text-properties fo:font-variant="normal" fo:text-transform="none" fo:letter-spacing="normal" fo:font-style="normal" officeooo:rsid="00171e1f"/>
    </style:style>
    <style:style style:name="T20" style:family="text">
      <style:text-properties fo:font-variant="normal" fo:text-transform="none" fo:letter-spacing="normal" fo:font-style="normal" officeooo:rsid="00181c41"/>
    </style:style>
    <style:style style:name="T21" style:family="text">
      <style:text-properties fo:color="#d15627" loext:opacity="100%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color="#d15627" loext:opacity="100%" fo:font-size="12pt" fo:font-weight="normal" officeooo:rsid="0016f9e6" style:font-size-asian="12pt" style:font-weight-asian="normal" style:font-size-complex="12pt" style:font-weight-complex="normal"/>
    </style:style>
    <style:style style:name="T23" style:family="text">
      <style:text-properties fo:color="#d15627" loext:opacity="100%" fo:font-size="12pt" fo:font-weight="normal" officeooo:rsid="0034a6e6" style:font-size-asian="12pt" style:font-weight-asian="normal" style:font-size-complex="12pt" style:font-weight-complex="normal"/>
    </style:style>
    <style:style style:name="T24" style:family="text">
      <style:text-properties fo:color="#d15627" loext:opacity="100%"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color="#d15627" loext:opacity="100%" fo:font-size="12pt" fo:font-weight="normal" officeooo:rsid="001f4af3" style:font-size-asian="10.5pt" style:font-weight-asian="normal" style:font-size-complex="12pt" style:font-weight-complex="normal"/>
    </style:style>
    <style:style style:name="T26" style:family="text">
      <style:text-properties fo:color="#d15627" loext:opacity="100%" fo:font-size="12pt" fo:font-weight="normal" officeooo:rsid="005201d3" style:font-size-asian="10.5pt" style:font-weight-asian="normal" style:font-size-complex="12pt" style:font-weight-complex="normal"/>
    </style:style>
    <style:style style:name="T27" style:family="text">
      <style:text-properties fo:color="#d15627" loext:opacity="100%" fo:font-size="12pt" style:text-underline-style="none" fo:font-weight="normal" officeooo:rsid="00181c41" style:font-size-asian="10.5pt" style:font-weight-asian="normal" style:font-size-complex="12pt" style:font-weight-complex="normal"/>
    </style:style>
    <style:style style:name="T28" style:family="text">
      <style:text-properties fo:color="#d15627" loext:opacity="100%" fo:font-size="12pt" style:text-underline-style="solid" style:text-underline-width="auto" style:text-underline-color="font-color" fo:font-weight="normal" officeooo:rsid="00181c41" style:font-size-asian="10.5pt" style:font-weight-asian="normal" style:font-size-complex="12pt" style:font-weight-complex="normal"/>
    </style:style>
    <style:style style:name="T29" style:family="text">
      <style:text-properties fo:color="#d15627" loext:opacity="100%" fo:font-size="10.5pt" fo:font-weight="normal" style:font-size-asian="10.5pt" style:font-weight-asian="normal" style:font-size-complex="10.5pt" style:font-weight-complex="normal"/>
    </style:style>
    <style:style style:name="T30" style:family="text">
      <style:text-properties fo:color="#d15627" loext:opacity="100%" fo:font-weight="normal" style:font-weight-asian="normal" style:font-weight-complex="normal"/>
    </style:style>
    <style:style style:name="T31" style:family="text">
      <style:text-properties fo:color="#d15627" loext:opacity="100%" fo:font-weight="normal" officeooo:rsid="0055c8b7" style:font-weight-asian="normal" style:font-weight-complex="normal"/>
    </style:style>
    <style:style style:name="T32" style:family="text">
      <style:text-properties fo:color="#d15627" loext:opacity="100%" style:font-name="Lato" fo:font-size="12pt" officeooo:rsid="00415146" style:font-size-asian="10.5pt" style:font-size-complex="12pt"/>
    </style:style>
    <style:style style:name="T33" style:family="text">
      <style:text-properties fo:color="#d15627" loext:opacity="100%" style:font-name="Lato" fo:font-size="12pt" officeooo:rsid="009e91c3" style:font-size-asian="10.5pt" style:font-size-complex="12pt"/>
    </style:style>
    <style:style style:name="T34" style:family="text">
      <style:text-properties officeooo:rsid="00181c41"/>
    </style:style>
    <style:style style:name="T35" style:family="text">
      <style:text-properties officeooo:rsid="00171e1f"/>
    </style:style>
    <style:style style:name="T36" style:family="text">
      <style:text-properties fo:color="#2d3f50" loext:opacity="100%"/>
    </style:style>
    <style:style style:name="T37" style:family="text">
      <style:text-properties fo:color="#2d3f50" loext:opacity="100%" style:font-name="Lato" fo:font-size="10.5pt" fo:font-weight="normal" officeooo:rsid="00171e1f" style:font-size-asian="10.5pt" style:font-weight-asian="normal" style:font-size-complex="10.5pt" style:font-weight-complex="normal"/>
    </style:style>
    <style:style style:name="T38" style:family="text">
      <style:text-properties fo:color="#2d3f50" loext:opacity="100%" fo:font-size="10.5pt" fo:font-weight="bold" officeooo:rsid="00171e1f" style:font-size-asian="10.5pt" style:font-weight-asian="bold" style:font-size-complex="10.5pt" style:font-weight-complex="bold"/>
    </style:style>
    <style:style style:name="T39" style:family="text">
      <style:text-properties fo:color="#2d3f50" loext:opacity="100%" fo:font-size="12pt" fo:font-weight="bold" officeooo:rsid="0016f9e6" style:font-size-asian="12pt" style:font-weight-asian="bold" style:font-size-complex="12pt" style:font-weight-complex="bold"/>
    </style:style>
    <style:style style:name="T40" style:family="text">
      <style:text-properties fo:color="#2d3f50" loext:opacity="100%" fo:font-size="12pt" style:font-size-asian="12pt" style:font-size-complex="12pt"/>
    </style:style>
    <style:style style:name="T41" style:family="text">
      <style:text-properties officeooo:rsid="004d27e7"/>
    </style:style>
    <style:style style:name="T42" style:family="text">
      <style:text-properties officeooo:rsid="0072b3e2"/>
    </style:style>
    <style:style style:name="T43" style:family="text">
      <style:text-properties officeooo:rsid="0074fd6d"/>
    </style:style>
    <style:style style:name="T44" style:family="text">
      <style:text-properties officeooo:rsid="00806981"/>
    </style:style>
    <style:style style:name="T45" style:family="text">
      <style:text-properties officeooo:rsid="0084d061"/>
    </style:style>
    <style:style style:name="T46" style:family="text">
      <style:text-properties officeooo:rsid="008555cf"/>
    </style:style>
    <style:style style:name="T47" style:family="text">
      <style:text-properties officeooo:rsid="00871827"/>
    </style:style>
    <style:style style:name="T48" style:family="text">
      <style:text-properties officeooo:rsid="00891612"/>
    </style:style>
    <style:style style:name="T49" style:family="text">
      <style:text-properties officeooo:rsid="008dad2b"/>
    </style:style>
    <style:style style:name="T50" style:family="text">
      <style:text-properties officeooo:rsid="00a1d99c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Invoice</text:p>
      <text:p text:style-name="P3"><text:span text:style-name="T36"><text:s/>Order#</text:span> {d.order.orderNo}</text:p>
      <text:p text:style-name="P3">{d.order.service}</text:p>
      <text:p text:style-name="P1"><text:tab/><text:tab/><text:tab/></text:p>
      <text:p text:style-name="P4"><text:tab/><text:tab/><text:tab/><text:tab/><text:tab/><text:tab/><text:span text:style-name="T38">Date: </text:span><text:span text:style-name="T37"><text:date style:data-style-name="N75" text:date-value="2021-03-05T16:11:30.733000100" text:fixed="true">Mar 5, 2021</text:date></text:span></text:p>
      <text:p text:style-name="P5"><text:span text:style-name="T39">Name:</text:span><text:span text:style-name="T2"> <text:s text:c="7"/></text:span><text:span text:style-name="T22">{d.order.customer.</text:span><text:span text:style-name="T12">profile</text:span><text:span text:style-name="T22">.name}</text:span></text:p>
      <text:p text:style-name="P6"><text:span text:style-name="T40">Phone:</text:span><text:span text:style-name="T1"> <text:s text:c="6"/></text:span><text:span text:style-name="T21">{d.order.customer.</text:span><text:span text:style-name="T11">profile</text:span><text:span text:style-name="T21">.contact}</text:span></text:p>
      <text:p text:style-name="P9"><text:span text:style-name="T39">Address:</text:span><text:span text:style-name="T2"> <text:s text:c="2"/></text:span><text:span text:style-name="T22">{d.</text:span><text:span text:style-name="T23">order.</text:span><text:span text:style-name="T22">dropoff.</text:span><text:span text:style-name="T12">dropoffAddress}</text:span></text:p>
      <text:p text:style-name="P21"/>
      <text:p text:style-name="P21"/>
      <text:p text:style-name="P13"><text:span text:style-name="T18">I</text:span><text:span text:style-name="T17">tems:</text:span></text:p>
      <text:p text:style-name="P7"/>
      <table:table table:name="Table1" table:style-name="Table1" table:template-name="New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Name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5">Quantity</text:p>
          </table:table-cell>
          <table:table-cell table:style-name="Table1.A1" office:value-type="string">
            <text:p text:style-name="P25">Price <text:span text:style-name="T29">(SAR)</text:span></text:p>
          </table:table-cell>
        </table:table-row>
        <table:table-row table:style-name="Table1.1">
          <table:table-cell table:style-name="Table1.A2" office:value-type="string">
            <text:p text:style-name="P27">{<text:span text:style-name="T35">d.order.items[i].item.product.</text:span><text:span text:style-name="T34">name</text:span>}</text:p>
          </table:table-cell>
          <table:table-cell table:style-name="Table1.A2" office:value-type="string">
            <text:p text:style-name="P29"><text:span text:style-name="T43">{</text:span><text:span text:style-name="T42">d.</text:span><text:span text:style-name="T44">variants</text:span><text:span text:style-name="T45">[</text:span><text:span text:style-name="T46">i</text:span><text:span text:style-name="T45">].</text:span><text:span text:style-name="T48">values</text:span><text:span text:style-name="T43">}</text:span></text:p>
          </table:table-cell>
          <table:table-cell table:style-name="Table1.A2" office:value-type="string">
            <text:p text:style-name="P28">{<text:span text:style-name="T35">d.order.items[i].item.</text:span><text:span text:style-name="T34">qty</text:span>}</text:p>
          </table:table-cell>
          <table:table-cell table:style-name="Table1.A2" office:value-type="string">
            <text:p text:style-name="P31">{d.order.items[i].subtotal}</text:p>
          </table:table-cell>
        </table:table-row>
        <table:table-row table:style-name="Table1.1">
          <table:table-cell table:style-name="Table1.A3" office:value-type="string">
            <text:p text:style-name="P27">{<text:span text:style-name="T35">d.order.items[i</text:span><text:span text:style-name="T34">+1</text:span><text:span text:style-name="T35">].item.product.</text:span><text:span text:style-name="T34">name</text:span>}</text:p>
          </table:table-cell>
          <table:table-cell table:style-name="Table1.A3" office:value-type="string">
            <text:p text:style-name="P30"><text:span text:style-name="T43">{</text:span><text:span text:style-name="T42">d.</text:span><text:span text:style-name="T44">variants</text:span><text:span text:style-name="T45">[</text:span><text:span text:style-name="T46">i</text:span><text:span text:style-name="T47">+1</text:span><text:span text:style-name="T45">].</text:span><text:span text:style-name="T49">values</text:span><text:span text:style-name="T43">}</text:span></text:p>
          </table:table-cell>
          <table:table-cell table:style-name="Table1.A3" office:value-type="string">
            <text:p text:style-name="P28">{<text:span text:style-name="T35">d.order.items[i</text:span><text:span text:style-name="T34">+1</text:span><text:span text:style-name="T35">].item.</text:span><text:span text:style-name="T34">qty</text:span>}</text:p>
          </table:table-cell>
          <table:table-cell table:style-name="Table1.A3" office:value-type="string">
            <text:p text:style-name="P28"><text:span text:style-name="T16">{</text:span><text:span text:style-name="T19">d.order.items[i</text:span><text:span text:style-name="T20">+1</text:span><text:span text:style-name="T19">].subtotal</text:span><text:span text:style-name="T16">}</text:span>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 table:style-name="TableLine1657692154768">
          <table:table-cell table:style-name="Table2.A1" office:value-type="string">
            <text:p text:style-name="P16"><text:span text:style-name="T1">Sub Total</text:span>:</text:p>
          </table:table-cell>
          <table:table-cell table:style-name="Table2.A1" office:value-type="string">
            <text:p text:style-name="P18">{d.subtotal}</text:p>
          </table:table-cell>
        </table:table-row>
        <table:table-row table:style-name="TableLine1657692162928">
          <table:table-cell table:style-name="Table2.A1" office:value-type="string">
            <text:p text:style-name="P15"><text:span text:style-name="T6">V</text:span><text:span text:style-name="T5">at </text:span><text:span text:style-name="T7">15% </text:span><text:span text:style-name="T8">(+)</text:span><text:span text:style-name="T5">:</text:span></text:p>
          </table:table-cell>
          <table:table-cell table:style-name="Table2.A1" office:value-type="string">
            <text:p text:style-name="P11"><text:span text:style-name="T24">{</text:span><text:span text:style-name="T25">d.</text:span><text:span text:style-name="T26">order.</text:span><text:span text:style-name="T25">vat</text:span><text:span text:style-name="T24">}</text:span></text:p>
          </table:table-cell>
        </table:table-row>
        <table:table-row table:style-name="TableLine1657692159392">
          <table:table-cell table:style-name="Table2.A1" office:value-type="string">
            <text:p text:style-name="P17">Delivery <text:span text:style-name="T41">Fee</text:span> <text:span text:style-name="T9">(+)</text:span>:</text:p>
          </table:table-cell>
          <table:table-cell table:style-name="Table2.A1" office:value-type="string">
            <text:p text:style-name="P12"><text:span text:style-name="T30">{d.</text:span><text:span text:style-name="T31">order.</text:span><text:span text:style-name="T30">deliveryFee:</text:span><text:span text:style-name="T31">ifEmpty(0)</text:span><text:span text:style-name="T30">}</text:span></text:p>
          </table:table-cell>
        </table:table-row>
        <table:table-row table:style-name="TableLine1657692155312">
          <table:table-cell table:style-name="Table2.A1" office:value-type="string">
            <text:p text:style-name="P14"><text:span text:style-name="T3">Discount </text:span><text:span text:style-name="T4">(-)</text:span><text:span text:style-name="T3">:</text:span></text:p>
          </table:table-cell>
          <table:table-cell table:style-name="Table2.A1" office:value-type="string">
            <text:p text:style-name="P8"><text:span text:style-name="T27">{d.</text:span><text:span text:style-name="T13">order.rewardPointsValue:ifEmpty(0)</text:span><text:span text:style-name="T28">}</text:span></text:p>
          </table:table-cell>
        </table:table-row>
        <table:table-row table:style-name="TableLine1657692159936">
          <table:table-cell table:style-name="Table2.A1" office:value-type="string">
            <text:p text:style-name="P20">Coupon <text:span text:style-name="T10">(-)</text:span>:</text:p>
          </table:table-cell>
          <table:table-cell table:style-name="Table2.A1" office:value-type="string">
            <text:p text:style-name="P24"><text:span text:style-name="T32">{d.order.coupon</text:span><text:span text:style-name="T33">Value</text:span><text:span text:style-name="T14">:ifEmpty(</text:span><text:span text:style-name="T15">-</text:span><text:span text:style-name="T14">)</text:span><text:span text:style-name="T32"> }</text:span></text:p>
          </table:table-cell>
        </table:table-row>
        <table:table-row table:style-name="TableLine1657692156128">
          <table:table-cell table:style-name="Table2.A6" office:value-type="string">
            <text:p text:style-name="P23">Total:</text:p>
          </table:table-cell>
          <table:table-cell table:style-name="Table2.A6" office:value-type="string">
            <text:p text:style-name="P22">{d.order.total:<text:span text:style-name="T50">round(2)</text:span>}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Raleway" svg:font-family="Raleway" style:font-pitch="variable"/>
    <style:font-face style:name="Raleway Medium" svg:font-family="'Raleway Medium'" style:font-adornments="Medium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Haweyati-Letterhead-Background" xlink:href="Pictures/10000201000009F700000DFB946CF3AF0F67BCCB.png" xlink:type="simple" xlink:show="embed" xlink:actuate="onLoad"/>
    <draw:fill-image draw:name="Source_25_20File_25_20Letterhead" draw:display-name="Source%20File%20Letterhead" xlink:href="Pictures/10000201000009F700000DFB946CF3AF0F67BCCB.png" xlink:type="simple" xlink:show="embed" xlink:actuate="onLoad"/>
    <draw:fill-image draw:name="invoice" xlink:href="Pictures/10000201000009F700000DFB57F29D4D9C40F2D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1346in" style:type="center"/>
          <style:tab-stop style:position="8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1346in" style:type="center"/>
          <style:tab-stop style:position="8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1346in" style:type="center"/>
          <style:tab-stop style:position="8.2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New.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NSimSun" style:font-family-asian="NSimSun" style:font-weight-complex="bold" style:font-name-complex="Lucida Sans" style:font-family-complex="'Lucida Sans'"/>
    </style:style>
    <style:style style:name="New.2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NSimSun" style:font-family-asian="NSimSun" style:font-name-complex="Lucida Sans" style:font-family-complex="'Lucida Sans'"/>
    </style:style>
    <style:style style:name="New.3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NSimSun" style:font-family-asian="NSimSun" style:font-name-complex="Lucida Sans" style:font-family-complex="'Lucida Sans'"/>
    </style:style>
    <style:style style:name="New.4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NSimSun" style:font-family-asian="NSimSun" style:font-name-complex="Lucida Sans" style:font-family-complex="'Lucida Sans'"/>
    </style:style>
    <style:style style:name="New.5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NSimSun" style:font-family-asian="NSimSun" style:font-name-complex="Lucida Sans" style:font-family-complex="'Lucida Sans'"/>
    </style:style>
    <style:style style:name="New.6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NSimSun" style:font-family-asian="NSimSun" style:font-name-complex="Lucida Sans" style:font-family-complex="'Lucida Sans'"/>
    </style:style>
    <style:style style:name="New.7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NSimSun" style:font-family-asian="NSimSun" style:font-name-complex="Lucida Sans" style:font-family-complex="'Lucida Sans'"/>
    </style:style>
    <style:style style:name="New.8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NSimSun" style:font-family-asian="NSimSun" style:font-name-complex="Lucida Sans" style:font-family-complex="'Lucida Sans'"/>
    </style:style>
    <style:style style:name="New.9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NSimSun" style:font-family-asian="NSimSun" style:font-name-complex="Lucida Sans" style:font-family-complex="'Lucida Sans'"/>
    </style:style>
    <style:style style:name="New.10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NSimSun" style:font-family-asian="NSimSun" style:font-name-complex="Lucida Sans" style:font-family-complex="'Lucida Sans'"/>
    </style:style>
    <style:style style:name="New.1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NSimSun" style:font-family-asian="NSimSun" style:font-weight-complex="bold" style:font-name-complex="Lucida Sans" style:font-family-complex="'Lucida Sans'"/>
    </style:style>
    <style:style style:name="New.12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NSimSun" style:font-family-asian="NSimSun" style:font-weight-complex="bold" style:font-name-complex="Lucida Sans" style:font-family-complex="'Lucida Sans'"/>
    </style:style>
    <style:style style:name="New.13" style:family="table-cell" style:data-style-name="N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NSimSun" style:font-family-asian="NSimSun" style:font-name-complex="Lucida Sans" style:font-family-complex="'Lucida Sans'"/>
    </style:style>
    <style:style style:name="New.14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NSimSun" style:font-family-asian="NSimSun" style:font-name-complex="Lucida Sans" style:font-family-complex="'Lucida Sans'"/>
    </style:style>
    <style:style style:name="New.15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NSimSun" style:font-family-asian="NSimSun" style:font-weight-complex="bold" style:font-name-complex="Lucida Sans" style:font-family-complex="'Lucida Sans'"/>
    </style:style>
    <style:style style:name="New.16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NSimSun" style:font-family-asian="NSimSun" style:font-name-complex="Lucida Sans" style:font-family-complex="'Lucida Sans'"/>
    </style:style>
    <table:table-template table:name="New" table:first-row-end-column="row" table:first-row-start-column="row" table:last-row-end-column="row" table:last-row-start-column="row">
      <table:first-row table:style-name="New.1"/>
      <table:last-row table:style-name="New.2"/>
      <table:first-column table:style-name="New.3"/>
      <table:last-column table:style-name="New.4"/>
      <table:body table:style-name="New.9"/>
      <table:even-rows table:style-name="New.5"/>
      <table:odd-rows table:style-name="New.6"/>
      <table:even-columns table:style-name="New.7"/>
      <table:odd-columns table:style-name="New.8"/>
      <table:background table:style-name="New.10"/>
      <loext:first-row-even-column table:style-name="New.15"/>
      <loext:last-row-even-column table:style-name="New.16"/>
      <loext:first-row-end-column table:style-name="New.12"/>
      <loext:first-row-start-column table:style-name="New.11"/>
      <loext:last-row-end-column table:style-name="New.14"/>
      <loext:last-row-start-column table:style-name="New.13"/>
    </table:table-template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fo:border="none" fo:padding-top="1.9701in" fo:padding-bottom="1.25in" fo:padding-left="1in" fo:padding-right="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invoice" draw:fill-image-width="0in" draw:fill-image-height="0in" style:repeat="stretch" draw:fill-image-ref-point-x="0%" draw:fill-image-ref-point-y="0%" draw:fill-image-ref-point="center" draw:tile-repeat-offset="0% vertical" style:footnote-max-height="0in">
        <style:background-image xlink:href="Pictures/10000201000009F700000DFB57F29D4D9C40F2D7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fill="bitmap" draw:fill-image-name="invoice" draw:fill-image-width="0in" draw:fill-image-height="0in" style:repeat="stretch" draw:fill-image-ref-point-x="0%" draw:fill-image-ref-point-y="0%" draw:fill-image-ref-point="center" draw:tile-repeat-offset="0% vertical" draw:background-size="border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3T15:13:03.118000000</meta:creation-date>
    <dc:date>2021-03-06T15:34:09.703000000</dc:date>
    <meta:editing-duration>PT5H51M54S</meta:editing-duration>
    <meta:editing-cycles>104</meta:editing-cycles>
    <meta:generator>LibreOffice/7.1.0.3$Windows_X86_64 LibreOffice_project/f6099ecf3d29644b5008cc8f48f42f4a40986e4c</meta:generator>
    <meta:document-statistic meta:table-count="2" meta:image-count="0" meta:object-count="0" meta:page-count="1" meta:paragraph-count="32" meta:word-count="47" meta:character-count="691" meta:non-whitespace-character-count="650"/>
  </office:meta>
</office:document-meta>
</file>